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9dc0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5b5d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0.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e09dc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85b5d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1.243cm" svg:height="1.442cm" svg:x="10.497cm" svg:y="11.361cm" svg:viewBox="0 0 1244 1443" svg:d="M482 0c-106 149-277 45-410 159-144 124-52 341 93 370 130 26 263-9 397 40 153 56 187 220 145 357-63 207-279 108-370 278s128 249 264 238c137-11 270-12 397-53 176-57 54-267 80-397 43-215-191-204-199-384-8-182 175-249 291-330 212-148-91-250-198-252-150-3-251 127-318 265-91 189-352-131-172-225v-26z">
              <text:p/>
            </draw:path>
            <draw:path draw:style-name="gr2" draw:text-style-name="P2" draw:layer="layout" svg:width="1.243cm" svg:height="1.442cm" draw:transform="rotate (-3.14159265358979) translate (10.517cm 12.838cm)" svg:viewBox="0 0 1244 1443" svg:d="M482 0c-106 149-277 45-410 159-144 124-52 341 93 370 130 26 263-9 397 40 153 56 187 220 145 357-63 207-279 108-370 278s128 249 264 238c137-11 270-12 397-53 176-57 54-267 80-397 43-215-191-204-199-384-8-182 175-249 291-330 212-148-91-250-198-252-150-3-251 127-318 265-91 189-352-131-172-225v-26z">
              <text:p/>
            </draw:path>
          </draw:g>
          <draw:g>
            <draw:path draw:style-name="gr1" draw:text-style-name="P1" draw:layer="layout" svg:width="1.745cm" svg:height="0.955cm" draw:transform="skewX (-0.00139626340159539) rotate (0.785398163397448) translate (12.196968562456cm 12.3424068409523cm)" svg:viewBox="0 0 1746 956" svg:d="M526 24c-127 61-242 158-397 159s-197 312 26 304c137-5 269-43 397 0 145 49 89 263-94 304-373 83 87 192 172 159 122-48 264 32 358-159 62-126 292-149 396-66 133 106 327 147 358-39 33-195-163-259-290-278-179-27-169-191-239-291-84-120-274-130-423-106h-132-119z">
              <text:p/>
            </draw:path>
            <draw:path draw:style-name="gr2" draw:text-style-name="P2" draw:layer="layout" svg:width="1.746cm" svg:height="0.955cm" draw:transform="skewX (-0.00104719755119649) rotate (-2.35619449019235) translate (14.9569891756066cm 12.6352538914138cm)" svg:viewBox="0 0 1747 956" svg:d="M1221 24c127 61 242 158 397 159s197 312-26 304c-137-5-269-43-397 0-146 49-91 263 92 304 374 84-87 192-172 159-122-47-264 32-358-159-62-126-292-149-396-66-132 106-327 147-358-39-31-195 165-259 292-278 180-26 169-191 239-291 84-120 274-130 423-106h132 119z">
              <text:p/>
            </draw:path>
          </draw:g>
          <draw:g>
            <draw:path draw:style-name="gr1" draw:text-style-name="P1" draw:layer="layout" svg:width="1.482cm" svg:height="1.198cm" svg:x="9.368cm" svg:y="13.473cm" svg:viewBox="0 0 1483 1199" svg:d="M1040 297c145-16 276 186 396 119 149-84-94-270-198-357-146-122-355-37-397 93-57 176-247 224-317 370-80 167-287 207-384 106-291-303-45 93 0 159 79 116-21 384 119 410 147 27 150-306 331-318 132-9 293-107 397 67 160 268 213-90 264-186 91-173-180-251-238-396l132-53h-79z">
              <text:p/>
            </draw:path>
            <draw:path draw:style-name="gr2" draw:text-style-name="P2" draw:layer="layout" svg:width="1.482cm" svg:height="1.198cm" svg:x="11.068cm" svg:y="13.474cm" svg:viewBox="0 0 1483 1199" svg:d="M443 297c-145-16-276 186-396 119-149-84 94-270 198-357 145-122 355-37 397 93 57 176 247 224 317 370 80 167 287 207 384 106 291-303 45 93 0 159-79 116 21 384-119 410-147 27-150-306-331-318-132-9-293-107-397 67-160 268-213-90-264-186-91-173 180-251 238-396l-132-53h79z">
              <text:p/>
            </draw:path>
          </draw:g>
          <draw:g>
            <draw:path draw:style-name="gr1" draw:text-style-name="P1" draw:layer="layout" svg:width="1.356cm" svg:height="0.908cm" svg:x="13.184cm" svg:y="14.204cm" svg:viewBox="0 0 1357 909" svg:d="M1172 145c-109 94-250 145-397 159-140 13-302 20-397-79-105-109-434-152-370 39 52 155 253 206 370 331 125 133-185 412 106 278 139-64 256-139 397-159 184-26 256-205 371-318 102-100 91-261 105-396l-132 66-40 92z">
              <text:p/>
            </draw:path>
            <draw:path draw:style-name="gr2" draw:text-style-name="P2" draw:layer="layout" svg:width="1.356cm" svg:height="0.908cm" svg:x="13.185cm" svg:y="15.104cm" svg:viewBox="0 0 1357 909" svg:d="M1172 145c-109 94-250 145-397 159-140 13-302 20-397-79-105-109-434-152-370 39 52 155 253 206 370 331 125 133-185 412 106 278 139-64 256-139 397-159 184-26 256-205 371-318 102-100 91-261 105-396l-132 66-40 92z">
              <text:p/>
            </draw:path>
          </draw:g>
          <draw:g>
            <draw:path draw:style-name="gr2" draw:text-style-name="P2" draw:layer="layout" svg:width="1.166cm" svg:height="1.245cm" svg:x="7.247cm" svg:y="15.086cm" svg:viewBox="0 0 1167 1246" svg:d="M561 1165c129-65 315-84 343-252 22-129 378-596 226-516-139 73-268 292-278 424-40 39-452 357-252 79 84-116 88-311-92-331-104-54-79-174-40-278s94-269 53-277c5-57-76 78-212 105s-273-83-264-39c168 110 180 410 92 529-82 110-213 448-79 516 138 70 248 184 437 79l290-159z">
              <text:p/>
            </draw:path>
            <draw:path draw:style-name="gr1" draw:text-style-name="P1" draw:layer="layout" svg:width="1.166cm" svg:height="1.245cm" svg:x="8.547cm" svg:y="15.086cm" svg:viewBox="0 0 1167 1246" svg:d="M607 1165c-129-65-315-84-343-252-22-129-378-596-226-516 138 73 268 292 278 424 40 39 452 357 252 79-84-116-88-311 92-331 104-54 79-174 40-278s-94-269-53-277c-5-57 76 78 212 105s273-83 264-39c-168 110-180 410-92 529 82 110 213 448 79 516-139 70-248 184-437 79l-290-159z">
              <text:p/>
            </draw:path>
          </draw:g>
          <draw:g>
            <draw:path draw:style-name="gr2" draw:text-style-name="P2" draw:layer="layout" svg:width="1.594cm" svg:height="1.538cm" svg:x="7.179cm" svg:y="11.376cm" svg:viewBox="0 0 1595 1539" svg:d="M1047 423c9-138 16-318-106-397-123-79-288 33-357 172-72 145-165 316-331 357-139 35-269 136-251 304 21 198 205 146 317 146 132 0 257-3 397 53 146 59 192 190 199 330 10 209 259 154 383 106 148-57 246-217 278-370 19-94 69-345-146-278-123 39-288 140-396-13-80-113-120-279-27-397l53-40z">
              <text:p/>
            </draw:path>
            <draw:path draw:style-name="gr1" draw:text-style-name="P1" draw:layer="layout" svg:width="1.594cm" svg:height="1.538cm" draw:transform="rotate (-3.14159265358979) translate (8.775cm 14.615cm)" svg:viewBox="0 0 1595 1539" svg:d="M548 424c-9-138-16-318 106-397 123-80 288 33 357 172 72 144 165 316 331 357 139 34 269 136 251 304-21 198-205 146-317 146-132 0-257-3-397 53-146 58-192 190-199 330-10 209-259 154-383 106-148-58-246-217-278-370-20-94-69-345 146-278 123 38 288 140 396-13 80-113 120-279 27-397l-53-40z">
              <text:p/>
            </draw:path>
          </draw:g>
          <draw:g>
            <draw:path draw:style-name="gr1" draw:text-style-name="P1" draw:layer="layout" svg:width="1.602cm" svg:height="1.255cm" draw:transform="rotate (-1.5707963267949) translate (12.6859146719595cm 15.3829421137421cm)" svg:viewBox="0 0 1603 1256" svg:d="M1168 152c-75-101-213-52-289 38-83 99 17 250-154 269-113 13-172-108-240-192-80-99-29-330-174-251-92 52 64 139 39 290-21 125 163 211 289 240 242 55-33 115-97 48-75-78-253-40-288-144-49-144-284-88-193 19 77 91 191 123 299 183 98 56 190 77 288 68 254-24-58 146-95 163-64 30-580-168-552-119 22 38 525 265 578 198 25-25 161-100 211-62 74 55 159 233 204 204 11-8 193 223 171 129s-290-429-276-427c135 6 137 155 260 212 99 45 193 56 289 86 114 36 268-161 67-182-98-10-189 0-289 0-147 0-206-96-279-193-112-147 159-94 212-58 104 70 199-21 288 58 121 105 216-161 40-144-97 9-196 16-290 0-91-17-271 41-250-116 18-132 254-46 241-211l-10-97-19 1z">
              <text:p/>
            </draw:path>
            <draw:path draw:style-name="gr2" draw:text-style-name="P2" draw:layer="layout" svg:width="1.601cm" svg:height="1.255cm" svg:x="10.026cm" svg:y="16.789cm" svg:viewBox="0 0 1602 1256" svg:d="M435 152c74-101 213-52 288 38 83 98-16 250 154 269 114 13 173-108 241-192 79-99 29-330 173-251 93 52-63 139-39 289 21 125-163 212-289 241-241 55 34 114 97 48 75-78 253-40 288-144 49-145 285-88 193 19-77 91-190 122-298 183-98 56-191 77-289 68-254-24 59 146 96 163 63 29 579-169 551-119-21 38-524 265-578 197-25-24-160-99-211-61-74 55-158 233-204 204-10-8-193 223-170 129s289-430 275-427c-134 6-137 155-259 211-100 46-194 57-289 87-115 36-269-161-67-182 97-11 189 0 289 0 147 0 205-96 278-193 112-147-158-94-212-58-103 70-199-21-288 58-120 105-216-161-39-144 96 9 195 16 289 0 92-17 271 40 251-116-18-132-255-46-242-211l11-97h19z">
              <text:p/>
            </draw:path>
          </draw:g>
          <draw:g>
            <draw:path draw:style-name="gr1" draw:text-style-name="P1" draw:layer="layout" svg:width="0.935cm" svg:height="0.925cm" draw:transform="rotate (0.785398163397448) translate (7.00939056738134cm 18.0110017495198cm)" svg:viewBox="0 0 936 926" svg:d="M394 0c24 305-181 116-304 172-246 112 93 215 93 357 0 136-155 235-66 358 107 147 284-168 449-120 126 37 164 194 278 119 166-109-115-307-26-463 56-98 235-316 0-304l-159 13-106-79z">
              <text:p/>
            </draw:path>
            <draw:path draw:style-name="gr2" draw:text-style-name="P2" draw:layer="layout" svg:width="0.935cm" svg:height="0.925cm" draw:transform="skewX (0.00157079632679487) rotate (0.785398163397448) translate (7.92963131092889cm 17.0917610059731cm)" svg:viewBox="0 0 936 926" svg:d="M394 0c24 305-181 116-304 172-246 112 93 215 94 357 0 136-155 235-66 358 108 147 284-168 449-120 126 37 164 194 278 119 166-109-115-307-26-463 55-98 234-316-1-304l-159 13-106-79z">
              <text:p/>
            </draw:path>
          </draw:g>
          <draw:g>
            <draw:path draw:style-name="gr2" draw:text-style-name="P2" draw:layer="layout" svg:width="1.61cm" svg:height="0.449cm" svg:x="12.761cm" svg:y="17.245cm" svg:viewBox="0 0 1611 450" svg:d="M1307 53c-151-33-219 82-331 172-113 91-294-33-410-93-50-31-481-44-556-39s298 41 357 146c77 137 194 50 318 145 131 100 260 66 384 26 159-51 382-274 542-330l-145-80 106 54z">
              <text:p/>
            </draw:path>
            <draw:path draw:style-name="gr1" draw:text-style-name="P1" draw:layer="layout" svg:width="1.61cm" svg:height="0.449cm" draw:transform="rotate (-3.14159265358979) translate (14.373cm 18.2920000000001cm)" svg:viewBox="0 0 1611 450" svg:d="M304 53c151-33 219 82 331 172 113 91 294-33 410-93 50-31 481-44 556-39s-298 41-357 146c-77 137-194 50-318 145-131 100-260 66-384 26-159-51-382-274-542-330l145-80-106 54z">
              <text:p/>
            </draw:path>
          </draw:g>
          <draw:frame draw:style-name="gr3" draw:text-style-name="P4" draw:layer="layout" svg:width="1.001cm" svg:height="0.75cm" svg:x="6.915cm" svg:y="11.389cm">
            <draw:text-box>
              <text:p text:style-name="P3"><text:span text:style-name="T1">a.</text:span></text:p>
            </draw:text-box>
          </draw:frame>
          <draw:frame draw:style-name="gr3" draw:text-style-name="P4" draw:layer="layout" svg:width="1.001cm" svg:height="0.75cm" svg:x="8.814cm" svg:y="11.389cm">
            <draw:text-box>
              <text:p text:style-name="P3"><text:span text:style-name="T1">b.</text:span></text:p>
            </draw:text-box>
          </draw:frame>
          <draw:frame draw:style-name="gr3" draw:text-style-name="P4" draw:layer="layout" svg:width="1.001cm" svg:height="0.75cm" svg:x="12.114cm" svg:y="11.389cm">
            <draw:text-box>
              <text:p text:style-name="P3"><text:span text:style-name="T1">c.</text:span></text:p>
            </draw:text-box>
          </draw:frame>
          <draw:frame draw:style-name="gr3" draw:text-style-name="P4" draw:layer="layout" svg:width="0.999cm" svg:height="0.75cm" svg:x="8.915cm" svg:y="13.188cm">
            <draw:text-box>
              <text:p text:style-name="P3"><text:span text:style-name="T1">d.</text:span></text:p>
            </draw:text-box>
          </draw:frame>
          <draw:frame draw:style-name="gr3" draw:text-style-name="P4" draw:layer="layout" svg:width="1.001cm" svg:height="0.75cm" svg:x="12.714cm" svg:y="13.79cm">
            <draw:text-box>
              <text:p text:style-name="P3"><text:span text:style-name="T1">e.</text:span></text:p>
            </draw:text-box>
          </draw:frame>
          <draw:frame draw:style-name="gr3" draw:text-style-name="P4" draw:layer="layout" svg:width="1.001cm" svg:height="0.75cm" svg:x="10.014cm" svg:y="15.389cm">
            <draw:text-box>
              <text:p text:style-name="P3"><text:span text:style-name="T1">g.</text:span></text:p>
            </draw:text-box>
          </draw:frame>
          <draw:frame draw:style-name="gr3" draw:text-style-name="P4" draw:layer="layout" svg:width="1.001cm" svg:height="0.75cm" svg:x="6.814cm" svg:y="14.589cm">
            <draw:text-box>
              <text:p text:style-name="P3"><text:span text:style-name="T1">f.</text:span></text:p>
            </draw:text-box>
          </draw:frame>
          <draw:frame draw:style-name="gr3" draw:text-style-name="P4" draw:layer="layout" svg:width="1.001cm" svg:height="0.75cm" svg:x="6.814cm" svg:y="16.589cm">
            <draw:text-box>
              <text:p text:style-name="P3"><text:span text:style-name="T1">h.</text:span></text:p>
            </draw:text-box>
          </draw:frame>
          <draw:frame draw:style-name="gr3" draw:text-style-name="P4" draw:layer="layout" svg:width="1.001cm" svg:height="0.75cm" svg:x="12.513cm" svg:y="16.589cm">
            <draw:text-box>
              <text:p text:style-name="P3"><text:span text:style-name="T1">i.</text:span></text:p>
            </draw:text-box>
          </draw:frame>
          <draw:frame draw:style-name="gr3" draw:text-style-name="P4" draw:layer="layout" svg:width="1.001cm" svg:height="0.75cm" svg:x="6.814cm" svg:y="16.589cm">
            <draw:text-box>
              <text:p text:style-name="P3"><text:span text:style-name="T1">h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46:46.719585057</meta:creation-date>
    <dc:date>2018-04-10T15:47:05.131392234</dc:date>
    <meta:editing-duration>PT18S</meta:editing-duration>
    <meta:editing-cycles>1</meta:editing-cycles>
    <meta:document-statistic meta:object-count="38"/>
    <meta:generator>LibreOffice/6.0.0.3$MacOSX_X86_64 LibreOffice_project/64a0f66915f38c6217de274f0aa8e15618924765</meta:generator>
  </office:meta>
</office:document-meta>
</file>